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office:automatic-styles>
  <office:body>
    <office:text text:use-soft-page-breaks="true">
      <text:p text:style-name="P1"><text:span text:style-name="lrzxr">From,</text:span></text:p>
      <text:p text:style-name="Normal"><text:span text:style-name="lrzxr">Mr. Omar Osman</text:span></text:p>
      <text:p text:style-name="Normal"><text:span text:style-name="lrzxr">Principal<text:s/></text:span></text:p>
      <text:p text:style-name="Normal"><text:span text:style-name="lrzxr">Roots<text:s/></text:span><text:span text:style-name="lrzxr">millennium</text:span></text:p>
      <text:p text:style-name="Normal"/>
      <text:p text:style-name="Normal"><text:span text:style-name="lrzxr">To,</text:span></text:p>
      <text:p text:style-name="Normal"><text:span text:style-name="lrzxr">Bob Chapek</text:span></text:p>
      <text:p text:style-name="Normal"><text:span text:style-name="lrzxr">CEO</text:span></text:p>
      <text:p text:style-name="Normal"><text:span text:style-name="lrzxr">Walt Disney<text:s/></text:span></text:p>
      <text:p text:style-name="Normal">Burbank, California, United States</text:p>
      <text:p text:style-name="Normal"><text:span text:style-name="T2">500 South Buena Vista Street</text:span><text:span text:style-name="lrzxr"><text:s/></text:span></text:p>
      <text:p text:style-name="Normal"><text:span text:style-name="lrzxr">Date:</text:span><text:span text:style-name="lrzxr"><text:s/>4 July 2021</text:span></text:p>
      <text:p text:style-name="Normal"/>
      <text:p text:style-name="Normal"><text:span text:style-name="lrzxr">Subject: Invitation to Address Group of Students to join organization<text:s/></text:span></text:p>
      <text:p text:style-name="Normal"/>
      <text:p text:style-name="Normal"><text:span text:style-name="lrzxr">Dear Mr. Bob,</text:span></text:p>
      <text:p text:style-name="Normal"><text:span text:style-name="lrzxr">We like to invite you to attend our upcoming seminar regarding career counselling .The theme of this year event is<text:s/></text:span><text:span text:style-name="lrzxr">Film Making</text:span><text:span text:style-name="lrzxr"><text:s/>,it is held on 1 June 2021 from 9 am to 3 pm and we will be very honored if you attend this seminar<text:s/></text:span><text:span text:style-name="lrzxr">.</text:span></text:p>
      <text:p text:style-name="Normal"><text:span text:style-name="lrzxr">So most of our young brilliant students are interested towards this field and they eager to join this and start their professional career in this but they are not properly guided , they don’t have much idea related to this ,so we are inviting you as a chief guest for this event so you can attend and address the students who are interested in joining this organization as your organization is widely known by the people around the world , but they are not sure what kind skills are required to join this organization<text:s/></text:span></text:p>
      <text:p text:style-name="Normal"><text:span text:style-name="lrzxr">So If you can come and guide these students I’m sure there are so many talented students over here who would do a great deal of work to your organization in the future if guided properly and mostly students were interested in joining this organization<text:s/></text:span></text:p>
      <text:p text:style-name="Normal"><text:span text:style-name="lrzxr">I hope that you’ll attend this event it would be an honor if you do, you can contact me if you need any kind of pre-planned arrangements if you have anything in mind<text:s/></text:span></text:p>
      <text:p text:style-name="Normal"><text:span text:style-name="lrzxr">Regards<text:s/></text:span></text:p>
      <text:p text:style-name="Normal"><text:span text:style-name="lrzxr">Omar Osman<text:s/></text:span></text:p>
      <text:p text:style-name="Normal"><text:span text:style-name="lrzxr">Principal<text:s/></text:spa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rzxr" style:display-name="lrzx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had</meta:initial-creator>
    <dc:creator>Mahad</dc:creator>
    <meta:creation-date>2022-03-10T18:30:00Z</meta:creation-date>
    <dc:date>2022-03-10T19:03:00Z</dc:date>
    <meta:template xlink:href="Normal" xlink:type="simple"/>
    <meta:editing-cycles>1</meta:editing-cycles>
    <meta:editing-duration>PT1860S</meta:editing-duration>
    <meta:document-statistic meta:page-count="1" meta:paragraph-count="2" meta:word-count="217" meta:character-count="1452" meta:row-count="10" meta:non-whitespace-character-count="1237"/>
  </office:meta>
</office:document-meta>
</file>